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text-underline-style="solid" style:text-underline-width="auto" style:text-underline-color="font-color" fo:font-weight="bold" officeooo:rsid="007cf309" officeooo:paragraph-rsid="007cf309" style:font-weight-asian="bold" style:font-weight-complex="bold"/>
    </style:style>
    <style:style style:name="P3" style:family="paragraph" style:parent-style-name="Standard">
      <style:text-properties style:text-underline-style="solid" style:text-underline-width="auto" style:text-underline-color="font-color" fo:font-weight="bold" officeooo:rsid="007cf309" officeooo:paragraph-rsid="0082a736" style:font-weight-asian="bold" style:font-weight-complex="bold"/>
    </style:style>
    <style:style style:name="P4" style:family="paragraph" style:parent-style-name="Standard">
      <style:text-properties style:text-underline-style="solid" style:text-underline-width="auto" style:text-underline-color="font-color" fo:font-weight="bold" officeooo:paragraph-rsid="00852cea" style:font-weight-asian="bold" style:font-weight-complex="bold"/>
    </style:style>
    <style:style style:name="P5" style:family="paragraph" style:parent-style-name="Standard">
      <style:text-properties style:text-underline-style="solid" style:text-underline-width="auto" style:text-underline-color="font-color" fo:font-weight="bold" officeooo:rsid="00852cea" officeooo:paragraph-rsid="00874ed8" style:font-weight-asian="bold" style:font-weight-complex="bold"/>
    </style:style>
    <style:style style:name="P6" style:family="paragraph" style:parent-style-name="Standard">
      <style:text-properties style:text-underline-style="solid" style:text-underline-width="auto" style:text-underline-color="font-color" fo:font-weight="bold" officeooo:rsid="00852cea" officeooo:paragraph-rsid="008d0259" style:font-weight-asian="bold" style:font-weight-complex="bold"/>
    </style:style>
    <style:style style:name="P7" style:family="paragraph" style:parent-style-name="Standard">
      <style:text-properties style:font-name="Times New Roman" officeooo:rsid="00206516" officeooo:paragraph-rsid="00206516"/>
    </style:style>
    <style:style style:name="P8" style:family="paragraph" style:parent-style-name="Standard">
      <style:text-properties style:font-name="Times New Roman" fo:font-weight="bold" officeooo:rsid="001e14a6" officeooo:paragraph-rsid="00240acc" style:font-weight-asian="bold" style:font-weight-complex="bold"/>
    </style:style>
    <style:style style:name="P9" style:family="paragraph" style:parent-style-name="Standard">
      <style:text-properties style:font-name="Times New Roman" fo:font-weight="bold" officeooo:rsid="007cf309" officeooo:paragraph-rsid="007cf309" style:font-weight-asian="bold" style:font-weight-complex="bold"/>
    </style:style>
    <style:style style:name="P10" style:family="paragraph" style:parent-style-name="Table_20_Contents">
      <style:text-properties style:font-name="Times New Roman" fo:font-weight="bold" officeooo:rsid="00808b03" officeooo:paragraph-rsid="00808b03" style:font-weight-asian="bold" style:font-weight-complex="bold"/>
    </style:style>
    <style:style style:name="P11" style:family="paragraph" style:parent-style-name="Table_20_Contents">
      <style:text-properties style:font-name="Times New Roman" officeooo:rsid="00240acc" officeooo:paragraph-rsid="00240acc"/>
    </style:style>
    <style:style style:name="P12" style:family="paragraph" style:parent-style-name="Table_20_Contents">
      <style:text-properties style:font-name="Times New Roman" officeooo:rsid="006f35b3" officeooo:paragraph-rsid="006f35b3"/>
    </style:style>
    <style:style style:name="P13" style:family="paragraph" style:parent-style-name="Table_20_Contents">
      <style:text-properties style:font-name="Times New Roman" officeooo:rsid="007b3e59" officeooo:paragraph-rsid="007b3e59"/>
    </style:style>
    <style:style style:name="P14"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15" style:family="paragraph" style:parent-style-name="Standard">
      <style:paragraph-properties fo:text-align="justify" style:justify-single-word="false"/>
      <style:text-properties style:font-name="Times New Roman" officeooo:paragraph-rsid="00925bac"/>
    </style:style>
    <style:style style:name="P16" style:family="paragraph" style:parent-style-name="Standard">
      <style:paragraph-properties fo:text-align="justify" style:justify-single-word="false"/>
      <style:text-properties style:font-name="Times New Roman" fo:font-weight="normal" officeooo:rsid="002455a7" officeooo:paragraph-rsid="00925bac" style:font-weight-asian="normal" style:font-weight-complex="normal"/>
    </style:style>
    <style:style style:name="P17" style:family="paragraph" style:parent-style-name="Standard">
      <style:paragraph-properties fo:text-align="justify" style:justify-single-word="false"/>
      <style:text-properties style:font-name="Times New Roman" fo:font-weight="normal" officeooo:paragraph-rsid="00925bac" style:font-weight-asian="normal" style:font-weight-complex="normal"/>
    </style:style>
    <style:style style:name="P18" style:family="paragraph" style:parent-style-name="Standard">
      <style:paragraph-properties fo:text-align="justify" style:justify-single-word="false"/>
      <style:text-properties style:font-name="Times New Roman" fo:font-weight="normal" officeooo:rsid="008b1937" officeooo:paragraph-rsid="00925bac" style:font-weight-asian="normal" style:font-weight-complex="normal"/>
    </style:style>
    <style:style style:name="P19" style:family="paragraph" style:parent-style-name="Standard">
      <style:paragraph-properties fo:text-align="justify" style:justify-single-word="false"/>
      <style:text-properties style:font-name="Times New Roman" officeooo:rsid="00267fa4" officeooo:paragraph-rsid="009a96b7"/>
    </style:style>
    <style:style style:name="P20" style:family="paragraph" style:parent-style-name="Standard">
      <style:text-properties style:text-underline-style="none" fo:font-weight="normal" officeooo:rsid="00820e8d" officeooo:paragraph-rsid="00925bac" style:font-weight-asian="normal" style:font-weight-complex="normal"/>
    </style:style>
    <style:style style:name="P21" style:family="paragraph" style:parent-style-name="Standard">
      <style:text-properties style:text-underline-style="none" fo:font-weight="normal" officeooo:rsid="00852cea" officeooo:paragraph-rsid="00852cea" style:font-weight-asian="normal" style:font-weight-complex="normal"/>
    </style:style>
    <style:style style:name="P22" style:family="paragraph" style:parent-style-name="Standard">
      <style:text-properties style:text-underline-style="none" fo:font-weight="normal" officeooo:rsid="007cf309" officeooo:paragraph-rsid="008d0259" style:font-weight-asian="normal" style:font-weight-complex="normal"/>
    </style:style>
    <style:style style:name="P23" style:family="paragraph" style:parent-style-name="Standard">
      <style:text-properties style:text-underline-style="none" fo:font-weight="normal" officeooo:rsid="009c60e7" officeooo:paragraph-rsid="009c60e7" style:font-weight-asian="normal" style:font-weight-complex="normal"/>
    </style:style>
    <style:style style:name="P24" style:family="paragraph" style:parent-style-name="Standard">
      <style:text-properties style:text-underline-style="none" fo:font-weight="normal" officeooo:rsid="009d9456" officeooo:paragraph-rsid="009d9456" style:font-weight-asian="normal" style:font-weight-complex="normal"/>
    </style:style>
    <style:style style:name="P25" style:family="paragraph" style:parent-style-name="Standard">
      <style:text-properties style:text-underline-style="none" fo:font-weight="normal" officeooo:rsid="009efb52" officeooo:paragraph-rsid="009efb52" style:font-weight-asian="normal" style:font-weight-complex="normal"/>
    </style:style>
    <style:style style:name="P26" style:family="paragraph" style:parent-style-name="Standard">
      <style:text-properties fo:font-weight="bold" officeooo:rsid="00206516" officeooo:paragraph-rsid="00206516" style:font-weight-asian="bold" style:font-weight-complex="bold"/>
    </style:style>
    <style:style style:name="P27" style:family="paragraph" style:parent-style-name="Standard">
      <style:text-properties fo:font-style="normal" officeooo:rsid="009ca715" officeooo:paragraph-rsid="009ca715" style:font-style-asian="normal" style:font-style-complex="normal"/>
    </style:style>
    <style:style style:name="P28" style:family="paragraph" style:parent-style-name="Standard">
      <style:text-properties fo:font-style="normal" style:text-underline-style="none" fo:font-weight="normal" officeooo:rsid="00844e11" officeooo:paragraph-rsid="00852cea" style:font-style-asian="normal" style:font-weight-asian="normal" style:font-style-complex="normal" style:font-weight-complex="normal"/>
    </style:style>
    <style:style style:name="P29" style:family="paragraph" style:parent-style-name="Standard" style:list-style-name="L1">
      <style:text-properties style:text-underline-style="none" fo:font-weight="normal" officeooo:rsid="009c60e7" officeooo:paragraph-rsid="009c60e7" style:font-weight-asian="normal" style:font-weight-complex="normal"/>
    </style:style>
    <style:style style:name="P30" style:family="paragraph" style:parent-style-name="Standard" style:list-style-name="L2">
      <style:text-properties style:text-underline-style="none" fo:font-weight="normal" officeooo:rsid="009d9456" officeooo:paragraph-rsid="009d9456" style:font-weight-asian="normal" style:font-weight-complex="normal"/>
    </style:style>
    <style:style style:name="P31" style:family="paragraph" style:parent-style-name="Standard" style:list-style-name="L3">
      <style:text-properties style:text-underline-style="none" fo:font-weight="normal" officeooo:rsid="009efb52" officeooo:paragraph-rsid="009efb52" style:font-weight-asian="normal" style:font-weight-complex="normal"/>
    </style:style>
    <style:style style:name="P32" style:family="paragraph" style:parent-style-name="Standard">
      <style:text-properties style:text-underline-style="none" fo:font-weight="normal" officeooo:rsid="008b1e6f" officeooo:paragraph-rsid="00874ed8" style:font-weight-asian="normal" style:font-weight-complex="normal"/>
    </style:style>
    <style:style style:name="P33" style:family="paragraph" style:parent-style-name="Standard">
      <style:text-properties fo:font-style="normal" style:text-underline-style="none" fo:font-weight="normal" officeooo:rsid="00844e11" officeooo:paragraph-rsid="009ca715" style:font-style-asian="normal" style:font-weight-asian="normal" style:font-style-complex="normal" style:font-weight-complex="normal"/>
    </style:style>
    <style:style style:name="P34" style:family="paragraph" style:parent-style-name="Standard">
      <style:text-properties fo:font-style="italic" style:text-underline-style="none" fo:font-weight="normal" officeooo:rsid="00844e11" officeooo:paragraph-rsid="009ca715" style:font-style-asian="italic" style:font-weight-asian="normal" style:font-style-complex="italic" style:font-weight-complex="normal"/>
    </style:style>
    <style:style style:name="T1" style:family="text">
      <style:text-properties officeooo:rsid="001e14a6"/>
    </style:style>
    <style:style style:name="T2" style:family="text">
      <style:text-properties fo:font-weight="bold" style:font-weight-asian="bold" style:font-weight-complex="bold"/>
    </style:style>
    <style:style style:name="T3" style:family="text">
      <style:text-properties fo:font-weight="bold" officeooo:rsid="00146369" style:font-weight-asian="bold" style:font-weight-complex="bold"/>
    </style:style>
    <style:style style:name="T4" style:family="text">
      <style:text-properties fo:font-weight="bold" officeooo:rsid="007c68e3" style:font-weight-asian="bold" style:font-weight-complex="bold"/>
    </style:style>
    <style:style style:name="T5" style:family="text">
      <style:text-properties officeooo:rsid="00700794"/>
    </style:style>
    <style:style style:name="T6" style:family="text">
      <style:text-properties officeooo:rsid="0079bd7d"/>
    </style:style>
    <style:style style:name="T7" style:family="text">
      <style:text-properties fo:font-weight="normal" style:font-weight-asian="normal" style:font-weight-complex="normal"/>
    </style:style>
    <style:style style:name="T8" style:family="text">
      <style:text-properties fo:font-weight="normal" officeooo:rsid="00893e56" style:font-weight-asian="normal" style:font-weight-complex="normal"/>
    </style:style>
    <style:style style:name="T9" style:family="text">
      <style:text-properties fo:font-weight="normal" officeooo:rsid="008c0e4f" style:font-weight-asian="normal" style:font-weight-complex="normal"/>
    </style:style>
    <style:style style:name="T10" style:family="text">
      <style:text-properties fo:font-weight="normal" officeooo:rsid="0089cba4" style:font-weight-asian="normal" style:font-weight-complex="normal"/>
    </style:style>
    <style:style style:name="T11" style:family="text">
      <style:text-properties fo:font-weight="normal" officeooo:rsid="008aeaed" style:font-weight-asian="normal" style:font-weight-complex="normal"/>
    </style:style>
    <style:style style:name="T12" style:family="text">
      <style:text-properties fo:font-weight="normal" officeooo:rsid="008b1937" style:font-weight-asian="normal" style:font-weight-complex="normal"/>
    </style:style>
    <style:style style:name="T13" style:family="text">
      <style:text-properties fo:font-weight="normal" officeooo:rsid="008ffc32" style:font-weight-asian="normal" style:font-weight-complex="normal"/>
    </style:style>
    <style:style style:name="T14" style:family="text">
      <style:text-properties fo:font-weight="normal" officeooo:rsid="007c68e3" style:font-weight-asian="normal" style:font-weight-complex="normal"/>
    </style:style>
    <style:style style:name="T15" style:family="text">
      <style:text-properties fo:font-weight="normal" officeooo:rsid="00207eef" style:font-weight-asian="normal" style:font-weight-complex="normal"/>
    </style:style>
    <style:style style:name="T16" style:family="text">
      <style:text-properties fo:font-weight="normal" officeooo:rsid="00146369" style:font-weight-asian="normal" style:font-weight-complex="normal"/>
    </style:style>
    <style:style style:name="T17" style:family="text">
      <style:text-properties fo:font-weight="normal" officeooo:rsid="002455a7" style:font-weight-asian="normal" style:font-weight-complex="normal"/>
    </style:style>
    <style:style style:name="T18" style:family="text">
      <style:text-properties fo:font-weight="normal" officeooo:rsid="007ebe03" style:font-weight-asian="normal" style:font-weight-complex="normal"/>
    </style:style>
    <style:style style:name="T19" style:family="text">
      <style:text-properties fo:font-weight="normal" officeooo:rsid="00994a39" style:font-weight-asian="normal" style:font-weight-complex="normal"/>
    </style:style>
    <style:style style:name="T20" style:family="text">
      <style:text-properties fo:font-weight="normal" officeooo:rsid="009d22d0" style:font-weight-asian="normal" style:font-weight-complex="normal"/>
    </style:style>
    <style:style style:name="T21" style:family="text">
      <style:text-properties fo:font-weight="normal" officeooo:rsid="00911435" style:font-weight-asian="normal" style:font-weight-complex="normal"/>
    </style:style>
    <style:style style:name="T22" style:family="text">
      <style:text-properties officeooo:rsid="007c68e3"/>
    </style:style>
    <style:style style:name="T23" style:family="text">
      <style:text-properties officeooo:rsid="007cf309"/>
    </style:style>
    <style:style style:name="T24" style:family="text">
      <style:text-properties officeooo:rsid="00803dab"/>
    </style:style>
    <style:style style:name="T25" style:family="text">
      <style:text-properties officeooo:rsid="006e6bfa"/>
    </style:style>
    <style:style style:name="T26" style:family="text">
      <style:text-properties officeooo:rsid="00808b03"/>
    </style:style>
    <style:style style:name="T27" style:family="text">
      <style:text-properties officeooo:rsid="0082a736"/>
    </style:style>
    <style:style style:name="T28" style:family="text">
      <style:text-properties officeooo:rsid="00844e11"/>
    </style:style>
    <style:style style:name="T29" style:family="text">
      <style:text-properties officeooo:rsid="00852cea"/>
    </style:style>
    <style:style style:name="T30" style:family="text">
      <style:text-properties style:text-underline-style="none" fo:font-weight="normal" style:font-weight-asian="normal" style:font-weight-complex="normal"/>
    </style:style>
    <style:style style:name="T31" style:family="text">
      <style:text-properties style:text-underline-style="none" fo:font-weight="normal" officeooo:rsid="00844e11" style:font-weight-asian="normal" style:font-weight-complex="normal"/>
    </style:style>
    <style:style style:name="T32" style:family="text">
      <style:text-properties officeooo:rsid="00874ed8"/>
    </style:style>
    <style:style style:name="T33" style:family="text">
      <style:text-properties officeooo:rsid="008fba47"/>
    </style:style>
    <style:style style:name="T34" style:family="text">
      <style:text-properties officeooo:rsid="00957dde"/>
    </style:style>
    <style:style style:name="T35" style:family="text">
      <style:text-properties officeooo:rsid="009774bb"/>
    </style:style>
    <style:style style:name="T36" style:family="text">
      <style:text-properties officeooo:rsid="0099ee7f"/>
    </style:style>
    <style:style style:name="T37" style:family="text">
      <style:text-properties officeooo:rsid="009d9456"/>
    </style:style>
    <style:style style:name="T38" style:family="text">
      <style:text-properties officeooo:rsid="00a048b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Exam <text:span text:style-name="T36">2</text:span></text:p>
      <table:table table:name="Table1" table:style-name="Table1">
        <table:table-column table:style-name="Table1.A"/>
        <table:table-column table:style-name="Table1.B"/>
        <table:table-row>
          <table:table-cell table:style-name="Table1.A1" office:value-type="string">
            <text:p text:style-name="P7">Course Title:</text:p>
          </table:table-cell>
          <table:table-cell table:style-name="Table1.A1" office:value-type="string">
            <text:p text:style-name="P26"><text:span text:style-name="T25">Terminología Especializada en </text:span><text:span text:style-name="T1">Económica y Mercados Bursátiles</text:span></text:p>
          </table:table-cell>
        </table:table-row>
        <table:table-row>
          <table:table-cell table:style-name="Table1.A1" office:value-type="string">
            <text:p text:style-name="P11">Course ID:</text:p>
          </table:table-cell>
          <table:table-cell table:style-name="Table1.A1" office:value-type="string">
            <text:p text:style-name="P8">IT0<text:span text:style-name="T26">52</text:span><text:span text:style-name="T35">2</text:span><text:span text:style-name="T6"> </text:span><text:span text:style-name="T22">(Marron, 25-2)</text:span></text:p>
          </table:table-cell>
        </table:table-row>
        <table:table-row>
          <table:table-cell table:style-name="Table1.A1" office:value-type="string">
            <text:p text:style-name="P12">Cohort <text:span text:style-name="T5">ID</text:span>:</text:p>
          </table:table-cell>
          <table:table-cell table:style-name="Table1.A1" office:value-type="string">
            <text:p text:style-name="P10">5C</text:p>
          </table:table-cell>
        </table:table-row>
        <table:table-row>
          <table:table-cell table:style-name="Table1.A1" office:value-type="string">
            <text:p text:style-name="P13"><text:span text:style-name="T23">Exam </text:span>Date:</text:p>
          </table:table-cell>
          <table:table-cell table:style-name="Table1.A1" office:value-type="string">
            <text:p text:style-name="P9">1<text:span text:style-name="T24">3</text:span> <text:span text:style-name="T36">Mar</text:span> 2025</text:p>
          </table:table-cell>
        </table:table-row>
      </table:table>
      <text:p text:style-name="P7"/>
      <text:p text:style-name="P15"><text:span text:style-name="T3">General </text:span><text:span text:style-name="T2">Instructions: </text:span><text:span text:style-name="T14">Print</text:span><text:span text:style-name="T4"> </text:span><text:span text:style-name="T15">your name in the upper right-hand corner </text:span><text:span text:style-name="T19">of this paper</text:span><text:span text:style-name="T15">. </text:span><text:span text:style-name="T16">Read each item carefully. Be sure that you understand exactly what is being asked of you. </text:span><text:span text:style-name="T17">Begin your answers on the backside of this paper </text:span><text:span text:style-name="T19">if possible </text:span><text:span text:style-name="T18">and a</text:span><text:span text:style-name="T17">dd extra sheets of paper as needed. Be sure to write your name on any </text:span><text:span text:style-name="T19">and all </text:span><text:span text:style-name="T17">extra sheets of paper. </text:span><text:span text:style-name="T18">S</text:span><text:span text:style-name="T17">taple all exam papers together when you are finished.</text:span></text:p>
      <text:p text:style-name="P16"/>
      <text:p text:style-name="P15"><text:span text:style-name="T16">Do not look at other student’s exams. If you have a question or a request during the exam, raise your hand and the instructor will call on you.. Do not leave your desk without permission. If you finish early, raise your hand and the instructor will call on </text:span><text:span text:style-name="T7">you.</text:span></text:p>
      <text:p text:style-name="P17"/>
      <text:p text:style-name="P19"><text:span text:style-name="T8">This is a closed book exam; </text:span><text:span text:style-name="T20">however, you may bring one (1) 8 in. </text:span><text:span text:style-name="T21">x</text:span><text:span text:style-name="T20"> 11 in. ¨cheat sheet” to the exam. </text:span><text:span text:style-name="T8">Attempt to answer all questions, </text:span><text:span text:style-name="T9">eve</text:span><text:span text:style-name="T8">n if you are uncertain. Whenever possible, provide answers in bullet list format with complete content. </text:span><text:span text:style-name="T10">Tasks will be evaluated by sub-tasks. Three (3) points are available for each sub-task: Accuracy </text:span><text:span text:style-name="T11">(</text:span><text:span text:style-name="T10">1 pt), Completeness (1 pt), and Sufficiency (1 pt). </text:span><text:span text:style-name="T11">Points will be awarded in 0.1 increments. </text:span><text:span text:style-name="T12">Answer in English unless requested to do </text:span><text:span text:style-name="T13">so</text:span><text:span text:style-name="T12"> otherwise.</text:span></text:p>
      <text:p text:style-name="P18"/>
      <text:p text:style-name="P2">Task 1 <text:span text:style-name="T34">(6 pts)</text:span></text:p>
      <text:p text:style-name="P23">Answer the following questions regarding stock, market types, and stock market <text:span text:style-name="T37">investment</text:span>s.</text:p>
      <text:p text:style-name="P23"/>
      <text:list xml:id="list4134956447" text:style-name="L1">
        <text:list-item>
          <text:p text:style-name="P29">What is a share of stock?</text:p>
        </text:list-item>
        <text:list-item>
          <text:p text:style-name="P29">What is the difference between bonds and stocks?</text:p>
        </text:list-item>
        <text:list-item>
          <text:p text:style-name="P29">Explain the differences in competition between types of markets. That is, what are the differences between markets with perfect competition, market monopolies, and markets with imperfect competition (monopolistic competition markets and market oligopolies)?</text:p>
        </text:list-item>
        <text:list-item>
          <text:p text:style-name="P29">Why do many individuals choose to hold their wealth in stocks?</text:p>
        </text:list-item>
      </text:list>
      <text:p text:style-name="P20"/>
      <text:p text:style-name="P3">Task <text:span text:style-name="T27">2 </text:span><text:span text:style-name="T34">(6 pts)</text:span></text:p>
      <text:p text:style-name="P27"><text:span text:style-name="T31">T</text:span><text:span text:style-name="T30">r</text:span><text:span text:style-name="T31">anslate the </text:span><text:span text:style-name="T30">following </text:span><text:span text:style-name="T31">into Spanish.</text:span></text:p>
      <text:p text:style-name="P33"/>
      <text:p text:style-name="P34">To assess whether stock markets are merely burgeoning casinos where more and more</text:p>
      <text:p text:style-name="P34">players are coming to place bets or whether stock markets are importantly linked to economic</text:p>
      <text:p text:style-name="P34">growth, this paper reviews a diffuse theoretical literature and presents new empirical evidence. In</text:p>
      <text:p text:style-name="P34">terms of theory, a growing literature argues that stock markets provide services that boost</text:p>
      <text:p text:style-name="P34">economic growth. Specifically, Greenwood and Smith (1996) show that large stock markets can</text:p>
      <text:p text:style-name="P34">lower the cost of mobilizing savings and thereby facilitate investment in the most productive</text:p>
      <text:p text:style-name="P34">technologies. Bencivenga, Smith, and Starr (1996) and Levine (1991) argue that stock market</text:p>
      <text:p text:style-name="P34">liquidity -- the ability to trade equity easily -- is important for growth. Specifically, although many</text:p>
      <text:p text:style-name="P34">profitable investments require a long-run commitment of capital, savers do not like to relinquish</text:p>
      <text:p text:style-name="P34">control of their savings for long periods. Liquid equity markets ease this tension by providing an</text:p>
      <text:p text:style-name="P34">asset to savers that they can quickly and inexpensively sell. Simultaneously, firms have permanent</text:p>
      <text:p text:style-name="P34"><text:soft-page-break/>access to capital raised through equity issues. Moreover, Kyle (1984) and Holmstrom and Tirole</text:p>
      <text:p text:style-name="P34">(1995) argue that liquid stock markets can increase incentives to get information about firms and</text:p>
      <text:p text:style-name="P34">improve corporate governance. Finally, Obstfeld (1994) shows that international risk sharing</text:p>
      <text:p text:style-name="P34">through internationally integrated stock markets improves resource allocation and can accelerate</text:p>
      <text:p text:style-name="P34">the rate of economic growth.</text:p>
      <text:p text:style-name="P28"/>
      <text:p text:style-name="P28"/>
      <text:p text:style-name="P4"><text:span text:style-name="T28">Task </text:span><text:span text:style-name="T29">3 </text:span><text:span text:style-name="T34">(6 pts)</text:span></text:p>
      <text:p text:style-name="P24">Answer the following questions regarding the value of stock markets.</text:p>
      <text:p text:style-name="P24"/>
      <text:list xml:id="list3796706416" text:style-name="L2">
        <text:list-item>
          <text:p text:style-name="P30">Why does the stock market matter? </text:p>
        </text:list-item>
        <text:list-item>
          <text:p text:style-name="P30">What is the role of the stock market in the economy? </text:p>
        </text:list-item>
        <text:list-item>
          <text:p text:style-name="P30">Why do economists consider stock markets to be perfect competition markets? Are they?</text:p>
        </text:list-item>
        <text:list-item>
          <text:p text:style-name="P30">Do you think evidence and data support the claim that there is a strong empirical association between stock market development <text:s/>and long-term economic growth?</text:p>
        </text:list-item>
      </text:list>
      <text:p text:style-name="P24"/>
      <text:p text:style-name="P24"/>
      <text:p text:style-name="P6"><text:span text:style-name="T28">Task </text:span><text:span text:style-name="T32">4 </text:span><text:span text:style-name="T34">(</text:span><text:span text:style-name="T38">9</text:span><text:span text:style-name="T34"> pts)</text:span></text:p>
      <text:p text:style-name="P25">Provide definitions for the following terms in both English and Spanish.</text:p>
      <text:list xml:id="list199183733" text:style-name="L3">
        <text:list-item>
          <text:p text:style-name="P31">arbitrageur</text:p>
        </text:list-item>
        <text:list-item>
          <text:p text:style-name="P31">capital gains</text:p>
        </text:list-item>
        <text:list-item>
          <text:p text:style-name="P31">derivatives</text:p>
        </text:list-item>
        <text:list-item>
          <text:p text:style-name="P31">diversified portfolio</text:p>
        </text:list-item>
        <text:list-item>
          <text:p text:style-name="P31">dividends</text:p>
        </text:list-item>
        <text:list-item>
          <text:p text:style-name="P31">going long (on stocks)</text:p>
        </text:list-item>
        <text:list-item>
          <text:p text:style-name="P31">Initial Public Offering (IPO)</text:p>
        </text:list-item>
        <text:list-item>
          <text:p text:style-name="P31">Price to Earnings Ratio (PER)</text:p>
        </text:list-item>
        <text:list-item>
          <text:p text:style-name="P31">Standard &amp; Poor’s 500</text:p>
        </text:list-item>
        <text:list-item>
          <text:p text:style-name="P31">blue chip stocks</text:p>
        </text:list-item>
        <text:list-item>
          <text:p text:style-name="P31">penny stocks</text:p>
        </text:list-item>
        <text:list-item>
          <text:p text:style-name="P31">stockholder revolt</text:p>
        </text:list-item>
      </text:list>
      <text:p text:style-name="P21"/>
      <text:p text:style-name="P5"/>
      <text:p text:style-name="P5"/>
      <text:p text:style-name="P32"/>
      <text:p text:style-name="P2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1"><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3-10T13:27:23.900724760</dc:date>
    <meta:editing-duration>PT11H36M11S</meta:editing-duration>
    <meta:editing-cycles>106</meta:editing-cycles>
    <meta:generator>LibreOffice/7.3.7.2$Linux_X86_64 LibreOffice_project/30$Build-2</meta:generator>
    <meta:document-statistic meta:table-count="1" meta:image-count="1" meta:object-count="0" meta:page-count="2" meta:paragraph-count="56" meta:word-count="656" meta:character-count="4014" meta:non-whitespace-character-count="3431"/>
  </office:meta>
</office:document-meta>
</file>